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5b88" officeooo:paragraph-rsid="001e5b88"/>
    </style:style>
    <style:style style:name="P2" style:family="paragraph" style:parent-style-name="Standard">
      <style:text-properties officeooo:rsid="0021490f" officeooo:paragraph-rsid="0021490f"/>
    </style:style>
    <style:style style:name="P3" style:family="paragraph" style:parent-style-name="Standard">
      <style:text-properties officeooo:rsid="001e5b88" officeooo:paragraph-rsid="001e5b88"/>
    </style:style>
    <style:style style:name="P4" style:family="paragraph" style:parent-style-name="Standard">
      <style:text-properties officeooo:rsid="0021490f" officeooo:paragraph-rsid="0021490f"/>
    </style:style>
    <style:style style:name="T1" style:family="text">
      <style:text-properties officeooo:rsid="002288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数据库：</text:p>
      <text:p text:style-name="P1">User：name <text:s text:c="2"/>姓名</text:p>
      <text:p text:style-name="P1"><text:tab/><text:tab/>passwd 密码</text:p>
      <text:p text:style-name="P1"><text:tab/><text:tab/>mobile <text:s/>手机号</text:p>
      <text:p text:style-name="P1"/>
      <text:p text:style-name="P1">Book: name <text:s/>书名</text:p>
      <text:p text:style-name="P1"><text:tab/><text:tab/><text:span text:style-name="T1">type_id <text:s/>外键——类型id</text:span></text:p>
      <text:p text:style-name="P1"><text:tab/><text:tab/>public <text:s/>出版社</text:p>
      <text:p text:style-name="P1"/>
      <text:p text:style-name="P1">Book_type：name <text:s/>类型名</text:p>
      <text:p text:style-name="P1"><text:tab/><text:tab/><text:tab/>note <text:s/>备注，即中文名<text:tab/><text:tab/></text:p>
      <text:p text:style-name="P1"/>
      <text:p text:style-name="P1"/>
      <text:p text:style-name="P1"/>
      <text:p text:style-name="P2">views.py ----- library</text:p>
      <text:p text:style-name="P2"><text:tab/>(1)var 代表此方法传递的变量</text:p>
      <text:p text:style-name="P2"><text:tab/><text:span text:style-name="T1">(2)分类查看：通过类型名查 id，再根据 id 查书籍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0:27:37.633861147</meta:creation-date>
    <dc:date>2017-05-08T17:29:10.449773210</dc:date>
    <meta:editing-duration>PT1H3M4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79" meta:character-count="194" meta:non-whitespace-character-count="156"/>
  </office:meta>
</office:document-meta>
</file>